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style:font-name="Liberation Mono" style:font-name-asian="Liberation Mono" style:font-name-complex="Liberation Mono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\citet{CEPI2026a}</text:p>
          </table:table-cell>
        </table:table-row>
        <table:table-row table:style-name="ro1">
          <table:table-cell office:value-type="string" calcext:value-type="string">
            <text:p>P_0^{\text{(BPSV)}}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^{\text{(BPSV)}}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1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^{\text{(BPSV)}}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2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Q^{\text{(SSV)}}</text:p>
          </table:table-cell>
          <table:table-cell office:value-type="string" calcext:value-type="string">
            <text:p>q_ssv_successes</text:p>
          </table:table-cell>
          <table:table-cell office:value-type="string" calcext:value-type="string">
            <text:p>Probability of N or more SSV successes</text:p>
          </table:table-cell>
          <table:table-cell office:value-type="string" calcext:value-type="string">
            <text:p>Consta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successes</text:p>
          </table:table-cell>
          <table:table-cell office:value-type="string" calcext:value-type="string">
            <text:p>Number of SSV successe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X_0</text:p>
          </table:table-cell>
          <table:table-cell office:value-type="string" calcext:value-type="string">
            <text:p>covid_ssv_0</text:p>
          </table:table-cell>
          <table:table-cell office:value-type="string" calcext:value-type="string">
            <text:p>COVID-19 candidates failed at preclinical</text:p>
          </table:table-cell>
          <table:table-cell office:value-type="string" calcext:value-type="string">
            <text:p>Consta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1</text:p>
          </table:table-cell>
          <table:table-cell office:value-type="string" calcext:value-type="string">
            <text:p>covid_ssv_1</text:p>
          </table:table-cell>
          <table:table-cell office:value-type="string" calcext:value-type="string">
            <text:p>COVID-19 candidates failed at Phase 1</text:p>
          </table:table-cell>
          <table:table-cell office:value-type="string" calcext:value-type="string">
            <text:p>Cons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2</text:p>
          </table:table-cell>
          <table:table-cell office:value-type="string" calcext:value-type="string">
            <text:p>covid_ssv_2</text:p>
          </table:table-cell>
          <table:table-cell office:value-type="string" calcext:value-type="string">
            <text:p>COVID-19 candidates failed at Phase 2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3</text:p>
          </table:table-cell>
          <table:table-cell office:value-type="string" calcext:value-type="string">
            <text:p>covid_ssv_3</text:p>
          </table:table-cell>
          <table:table-cell office:value-type="string" calcext:value-type="string">
            <text:p>COVID-19 candidates failed at Phase 3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4</text:p>
          </table:table-cell>
          <table:table-cell office:value-type="string" calcext:value-type="string">
            <text:p>covid_ssv_4</text:p>
          </table:table-cell>
          <table:table-cell office:value-type="string" calcext:value-type="string">
            <text:p>COVID-19 candidates successful</text:p>
          </table:table-cell>
          <table:table-cell office:value-type="string" calcext:value-type="string">
            <text:p>Consta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Ordinary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Ordinary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Ordinary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3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1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1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2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2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3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4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12/14" office:value-type="float" office:value="0.857142857142857" calcext:value-type="float">
            <text:p>8.57E-01</text:p>
          </table:table-cell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 per dose</text:p>
          </table:table-cell>
          <table:table-cell office:value-type="string" calcext:value-type="string">
            <text:p>Constant</text:p>
          </table:table-cell>
          <table:table-cell table:style-name="ce3" table:formula="of:=12145636/1219000000" office:value-type="float" office:value="0.00996360623461854" calcext:value-type="float">
            <text:p>0.00996360623461854</text:p>
          </table:table-cell>
          <table:table-cell office:value-type="string" calcext:value-type="string">
            <text:p>\citet{Griffiths2021a}</text:p>
          </table:table-cell>
        </table:table-row>
        <table:table-row table:style-name="ro2">
          <table:table-cell office:value-type="string" calcext:value-type="string">
            <text:p>A_5</text:p>
          </table:table-cell>
          <table:table-cell office:value-type="string" calcext:value-type="string">
            <text:p>bpsv_res_upfront</text:p>
          </table:table-cell>
          <table:table-cell office:value-type="string" calcext:value-type="string">
            <text:p>BPSV reserve upfront cost, USD per dose</text:p>
          </table:table-cell>
          <table:table-cell office:value-type="string" calcext:value-type="string">
            <text:p>Constant</text:p>
          </table:table-cell>
          <table:table-cell table:style-name="ce2" table:formula="of:=137935484/1219000000" office:value-type="float" office:value="0.113154621821165" calcext:value-type="float">
            <text:p>0.113154621821165</text:p>
          </table:table-cell>
          <table:table-cell office:value-type="string" calcext:value-type="string">
            <text:p>\citet{Griffiths2021a}</text:p>
          </table:table-cell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citet{WorldHealthOrganization2019a}</text:p>
          </table:table-cell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table:formula="of:=160000000*1.08/325000000" office:value-type="float" office:value="0.531692307692308" calcext:value-type="float">
            <text:p>0.531692307692308</text:p>
          </table:table-cell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e Section \@ref(ssv-capacity-reservation)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392" calcext:value-type="float">
            <text:p>18.9392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BPSV expected to go to waste</text:p>
          </table:table-cell>
          <table:table-cell office:value-type="string" calcext:value-type="string">
            <text:p>Constant</text:p>
          </table:table-cell>
          <table:table-cell table:style-name="ce6" office:value-type="float" office:value="0.3168986" calcext:value-type="float">
            <text:p>0.3168986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oost)}}</text:p>
          </table:table-cell>
          <table:table-cell office:value-type="string" calcext:value-type="string">
            <text:p>n_boosters</text:p>
          </table:table-cell>
          <table:table-cell office:value-type="string" calcext:value-type="string">
            <text:p>Number of boosters given, on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0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\% and over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\% and over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\% and over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\% and over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N_{HIC}^{(0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 (2025)</text:p>
          </table:table-cell>
          <table:table-cell office:value-type="string" calcext:value-type="string">
            <text:p>Constant</text:p>
          </table:table-cell>
          <table:table-cell office:value-type="float" office:value="1267864200" calcext:value-type="float">
            <text:p>12678642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0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 (2025)</text:p>
          </table:table-cell>
          <table:table-cell office:value-type="string" calcext:value-type="string">
            <text:p>Constant</text:p>
          </table:table-cell>
          <table:table-cell office:value-type="float" office:value="2820990900" calcext:value-type="float">
            <text:p>28209909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0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 (2025)</text:p>
          </table:table-cell>
          <table:table-cell office:value-type="string" calcext:value-type="string">
            <text:p>Constant</text:p>
          </table:table-cell>
          <table:table-cell office:value-type="float" office:value="3335966100" calcext:value-type="float">
            <text:p>33359661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0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 (2025)</text:p>
          </table:table-cell>
          <table:table-cell office:value-type="string" calcext:value-type="string">
            <text:p>Constant</text:p>
          </table:table-cell>
          <table:table-cell office:value-type="float" office:value="777211800" calcext:value-type="float">
            <text:p>7772118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 (2025)</text:p>
          </table:table-cell>
          <table:table-cell office:value-type="string" calcext:value-type="string">
            <text:p>Constant</text:p>
          </table:table-cell>
          <table:table-cell office:value-type="float" office:value="1073972000" calcext:value-type="float">
            <text:p>10739720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 (2025)</text:p>
          </table:table-cell>
          <table:table-cell office:value-type="string" calcext:value-type="string">
            <text:p>Constant</text:p>
          </table:table-cell>
          <table:table-cell office:value-type="float" office:value="2291421800" calcext:value-type="float">
            <text:p>22914218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 (2025)</text:p>
          </table:table-cell>
          <table:table-cell office:value-type="string" calcext:value-type="string">
            <text:p>Constant</text:p>
          </table:table-cell>
          <table:table-cell office:value-type="float" office:value="2376159400" calcext:value-type="float">
            <text:p>23761594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 (2025)</text:p>
          </table:table-cell>
          <table:table-cell office:value-type="string" calcext:value-type="string">
            <text:p>Constant</text:p>
          </table:table-cell>
          <table:table-cell office:value-type="float" office:value="459486400" calcext:value-type="float">
            <text:p>4594864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 (2025)</text:p>
          </table:table-cell>
          <table:table-cell office:value-type="string" calcext:value-type="string">
            <text:p>Constant</text:p>
          </table:table-cell>
          <table:table-cell office:value-type="float" office:value="257098750" calcext:value-type="float">
            <text:p>25709875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 (2025)</text:p>
          </table:table-cell>
          <table:table-cell office:value-type="string" calcext:value-type="string">
            <text:p>Constant</text:p>
          </table:table-cell>
          <table:table-cell office:value-type="float" office:value="358101650" calcext:value-type="float">
            <text:p>35810165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 (2025)</text:p>
          </table:table-cell>
          <table:table-cell office:value-type="string" calcext:value-type="string">
            <text:p>Constant</text:p>
          </table:table-cell>
          <table:table-cell office:value-type="float" office:value="212911560" calcext:value-type="float">
            <text:p>21291156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 (2025)</text:p>
          </table:table-cell>
          <table:table-cell office:value-type="string" calcext:value-type="string">
            <text:p>Constant</text:p>
          </table:table-cell>
          <table:table-cell office:value-type="float" office:value="25764820" calcext:value-type="float">
            <text:p>25764820</text:p>
          </table:table-cell>
          <table:table-cell office:value-type="string" calcext:value-type="string">
            <text:p>\citet{OWID2024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0:47:55.301109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6-04-10T15:21:44.693225670</dc:date>
    <meta:editing-duration>P44DT2H31M5S</meta:editing-duration>
    <meta:editing-cycles>94</meta:editing-cycles>
    <meta:generator>LibreOffice/25.8.6.2$Linux_X86_64 LibreOffice_project/a46b460d1686bb49c718d2ef5f88b83ff2dc4981</meta:generator>
    <meta:document-statistic meta:table-count="1" meta:cell-count="546" meta:object-count="0"/>
  </office:meta>
</office:document-meta>
</file>